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P6" style:family="paragraph" style:parent-style-name="Preformatted_20_Text">
      <style:text-properties fo:font-weight="bold" officeooo:rsid="0016de95" officeooo:paragraph-rsid="0016de95" style:font-weight-asian="bold" style:font-weight-complex="bold"/>
    </style:style>
    <style:style style:name="P7" style:family="paragraph" style:parent-style-name="Preformatted_20_Text">
      <style:text-properties officeooo:rsid="0016de95" officeooo:paragraph-rsid="0016de95"/>
    </style:style>
    <style:style style:name="P8" style:family="paragraph" style:parent-style-name="Preformatted_20_Text">
      <style:text-properties officeooo:rsid="0018d963" officeooo:paragraph-rsid="0018d963"/>
    </style:style>
    <style:style style:name="P9" style:family="paragraph" style:parent-style-name="Preformatted_20_Text">
      <style:text-properties officeooo:rsid="00190534" officeooo:paragraph-rsid="00190534"/>
    </style:style>
    <style:style style:name="P10" style:family="paragraph" style:parent-style-name="Preformatted_20_Text">
      <style:text-properties officeooo:rsid="001a3567" officeooo:paragraph-rsid="001a3567"/>
    </style:style>
    <style:style style:name="P11" style:family="paragraph" style:parent-style-name="Preformatted_20_Text">
      <style:text-properties officeooo:rsid="001c82db" officeooo:paragraph-rsid="001c82db"/>
    </style:style>
    <style:style style:name="P12" style:family="paragraph" style:parent-style-name="Preformatted_20_Text">
      <style:text-properties officeooo:rsid="001c82db" officeooo:paragraph-rsid="001d3f7a"/>
    </style:style>
    <style:style style:name="P13" style:family="paragraph" style:parent-style-name="Preformatted_20_Text">
      <style:text-properties officeooo:rsid="001c82db" officeooo:paragraph-rsid="001e49cb"/>
    </style:style>
    <style:style style:name="P14" style:family="paragraph" style:parent-style-name="Preformatted_20_Text">
      <style:text-properties officeooo:rsid="001c82db" officeooo:paragraph-rsid="002150ca"/>
    </style:style>
    <style:style style:name="P15" style:family="paragraph" style:parent-style-name="Preformatted_20_Text">
      <style:text-properties officeooo:rsid="001c82db" officeooo:paragraph-rsid="00277780"/>
    </style:style>
    <style:style style:name="P16" style:family="paragraph" style:parent-style-name="Preformatted_20_Text">
      <style:text-properties officeooo:rsid="002150ca" officeooo:paragraph-rsid="002150ca"/>
    </style:style>
    <style:style style:name="P17" style:family="paragraph" style:parent-style-name="Preformatted_20_Text">
      <style:text-properties officeooo:rsid="00277780" officeooo:paragraph-rsid="00277780"/>
    </style:style>
    <style:style style:name="P18" style:family="paragraph" style:parent-style-name="Preformatted_20_Text">
      <style:text-properties officeooo:rsid="00277a4a" officeooo:paragraph-rsid="00277a4a"/>
    </style:style>
    <style:style style:name="P19" style:family="paragraph" style:parent-style-name="Preformatted_20_Text">
      <style:text-properties officeooo:rsid="00279f58" officeooo:paragraph-rsid="00279f58"/>
    </style:style>
    <style:style style:name="P20" style:family="paragraph" style:parent-style-name="Preformatted_20_Text">
      <style:text-properties officeooo:rsid="00289698" officeooo:paragraph-rsid="00289698"/>
    </style:style>
    <style:style style:name="P21" style:family="paragraph" style:parent-style-name="Preformatted_20_Text">
      <style:text-properties officeooo:rsid="0029fae9" officeooo:paragraph-rsid="0029fae9"/>
    </style:style>
    <style:style style:name="P22" style:family="paragraph" style:parent-style-name="Preformatted_20_Text">
      <style:text-properties officeooo:rsid="002cd34a" officeooo:paragraph-rsid="002cd34a"/>
    </style:style>
    <style:style style:name="P23" style:family="paragraph" style:parent-style-name="Preformatted_20_Text">
      <style:text-properties officeooo:rsid="002e9087" officeooo:paragraph-rsid="002e9087"/>
    </style:style>
    <style:style style:name="P24" style:family="paragraph" style:parent-style-name="Preformatted_20_Text">
      <style:text-properties officeooo:rsid="002ed78b" officeooo:paragraph-rsid="002ed78b"/>
    </style:style>
    <style:style style:name="P25" style:family="paragraph" style:parent-style-name="Preformatted_20_Text">
      <style:text-properties officeooo:rsid="0030239a" officeooo:paragraph-rsid="003b6c8a"/>
    </style:style>
    <style:style style:name="P26" style:family="paragraph" style:parent-style-name="Preformatted_20_Text">
      <style:text-properties officeooo:rsid="0030239a" officeooo:paragraph-rsid="003d28b0"/>
    </style:style>
    <style:style style:name="P27" style:family="paragraph" style:parent-style-name="Preformatted_20_Text">
      <style:paragraph-properties fo:break-before="page"/>
      <style:text-properties officeooo:rsid="00277780" officeooo:paragraph-rsid="00277780"/>
    </style:style>
    <style:style style:name="P28" style:family="paragraph" style:parent-style-name="Preformatted_20_Text">
      <style:text-properties officeooo:rsid="001d3f7a" officeooo:paragraph-rsid="001e49cb"/>
    </style:style>
    <style:style style:name="P29" style:family="paragraph" style:parent-style-name="Preformatted_20_Text">
      <style:text-properties officeooo:rsid="001d3f7a" officeooo:paragraph-rsid="00277780"/>
    </style:style>
    <style:style style:name="P30" style:family="paragraph" style:parent-style-name="Preformatted_20_Text">
      <style:text-properties officeooo:rsid="003b6c8a" officeooo:paragraph-rsid="003b6c8a"/>
    </style:style>
    <style:style style:name="P31" style:family="paragraph" style:parent-style-name="Preformatted_20_Text">
      <style:text-properties officeooo:rsid="003d28b0" officeooo:paragraph-rsid="003d28b0"/>
    </style:style>
    <style:style style:name="P32" style:family="paragraph" style:parent-style-name="Preformatted_20_Text">
      <style:text-properties officeooo:rsid="003d28b0" officeooo:paragraph-rsid="0050272d"/>
    </style:style>
    <style:style style:name="P33" style:family="paragraph" style:parent-style-name="Preformatted_20_Text">
      <style:text-properties officeooo:rsid="004e5fd6" officeooo:paragraph-rsid="004e5fd6"/>
    </style:style>
    <style:style style:name="P34" style:family="paragraph" style:parent-style-name="Preformatted_20_Text">
      <style:text-properties officeooo:rsid="0030239a" officeooo:paragraph-rsid="003d28b0"/>
    </style:style>
    <style:style style:name="P35" style:family="paragraph" style:parent-style-name="Preformatted_20_Text">
      <style:text-properties officeooo:rsid="0030239a" officeooo:paragraph-rsid="0050272d"/>
    </style:style>
    <style:style style:name="P36" style:family="paragraph" style:parent-style-name="Preformatted_20_Text">
      <style:text-properties fo:color="#0000ff" style:font-name="Ubuntu Mono" fo:font-size="10.3999996185303pt" officeooo:rsid="0030239a" officeooo:paragraph-rsid="003d28b0"/>
    </style:style>
    <style:style style:name="P37" style:family="paragraph" style:parent-style-name="Preformatted_20_Text">
      <style:text-properties fo:color="#0000ff" style:font-name="Ubuntu Mono" fo:font-size="10.3999996185303pt" officeooo:rsid="001c82db" officeooo:paragraph-rsid="00277780"/>
    </style:style>
    <style:style style:name="P38" style:family="paragraph" style:parent-style-name="Preformatted_20_Text">
      <style:text-properties fo:color="#0000ff" style:font-name="Ubuntu Mono" fo:font-size="10.3999996185303pt" officeooo:rsid="001c82db" officeooo:paragraph-rsid="0050ed50"/>
    </style:style>
    <style:style style:name="P39" style:family="paragraph" style:parent-style-name="Preformatted_20_Text">
      <style:text-properties fo:color="#0000ff" style:font-name="Ubuntu Mono" fo:font-size="10.3999996185303pt" officeooo:rsid="005063f1" officeooo:paragraph-rsid="005063f1"/>
    </style:style>
    <style:style style:name="P40" style:family="paragraph" style:parent-style-name="Preformatted_20_Text">
      <style:text-properties officeooo:rsid="001c82db" officeooo:paragraph-rsid="00277780"/>
    </style:style>
    <style:style style:name="P41" style:family="paragraph" style:parent-style-name="Preformatted_20_Text">
      <style:text-properties officeooo:rsid="001c82db" officeooo:paragraph-rsid="005063f1"/>
    </style:style>
    <style:style style:name="P42" style:family="paragraph" style:parent-style-name="Preformatted_20_Text">
      <style:text-properties officeooo:rsid="001c82db" officeooo:paragraph-rsid="0050ed50"/>
    </style:style>
    <style:style style:name="P43" style:family="paragraph" style:parent-style-name="Preformatted_20_Text">
      <style:text-properties officeooo:paragraph-rsid="00277780"/>
    </style:style>
    <style:style style:name="P44" style:family="paragraph" style:parent-style-name="Preformatted_20_Text">
      <style:paragraph-properties fo:margin-top="0in" fo:margin-bottom="0in" style:contextual-spacing="false" fo:padding="0in" fo:border="none"/>
    </style:style>
    <style:style style:name="P4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6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paragraph-rsid="0050ed50"/>
    </style:style>
    <style:style style:name="P47" style:family="paragraph" style:parent-style-name="Preformatted_20_Text">
      <style:paragraph-properties fo:margin-top="0in" fo:margin-bottom="0in" style:contextual-spacing="false" fo:padding="0in" fo:border="none"/>
      <style:text-properties officeooo:rsid="0030239a" officeooo:paragraph-rsid="0050ed50"/>
    </style:style>
    <style:style style:name="P48" style:family="paragraph" style:parent-style-name="Preformatted_20_Text">
      <style:paragraph-properties fo:margin-top="0in" fo:margin-bottom="0in" style:contextual-spacing="false" fo:padding="0in" fo:border="none"/>
      <style:text-properties officeooo:paragraph-rsid="0050ed50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  <style:style style:name="T4" style:family="text">
      <style:text-properties officeooo:rsid="00190534"/>
    </style:style>
    <style:style style:name="T5" style:family="text">
      <style:text-properties officeooo:rsid="001a5941"/>
    </style:style>
    <style:style style:name="T6" style:family="text">
      <style:text-properties officeooo:rsid="001abbf3"/>
    </style:style>
    <style:style style:name="T7" style:family="text">
      <style:text-properties officeooo:rsid="001d3f7a"/>
    </style:style>
    <style:style style:name="T8" style:family="text">
      <style:text-properties officeooo:rsid="002b8296"/>
    </style:style>
    <style:style style:name="T9" style:family="text">
      <style:text-properties officeooo:rsid="002ccd9f"/>
    </style:style>
    <style:style style:name="T10" style:family="text">
      <style:text-properties officeooo:rsid="002ed78b"/>
    </style:style>
    <style:style style:name="T11" style:family="text">
      <style:text-properties officeooo:rsid="003d28b0"/>
    </style:style>
    <style:style style:name="T12" style:family="text">
      <style:text-properties officeooo:rsid="003e9702"/>
    </style:style>
    <style:style style:name="T13" style:family="text">
      <style:text-properties officeooo:rsid="004e5fd6"/>
    </style:style>
    <style:style style:name="T14" style:family="text">
      <style:text-properties style:font-name="Ubuntu Mono" fo:font-size="10.3999996185303pt"/>
    </style:style>
    <style:style style:name="T15" style:family="text">
      <style:text-properties officeooo:rsid="0050272d"/>
    </style:style>
    <style:style style:name="T16" style:family="text">
      <style:text-properties officeooo:rsid="005063f1"/>
    </style:style>
    <style:style style:name="T17" style:family="text">
      <style:text-properties fo:color="#ff0000" style:font-name="Ubuntu Mono" fo:font-size="10.3999996185303pt"/>
    </style:style>
    <style:style style:name="T18" style:family="text">
      <style:text-properties fo:color="#ff0000" style:font-name="Ubuntu Mono" fo:font-size="10.3999996185303pt" style:font-name-asian="Droid Sans Fallback1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23">Friedman se utiliza para detectar diferencias entre diferentes tr<text:span text:style-name="T10">atamientos(condiciones experimentales) a través de multiples ensayos. Se ranguea los datos respecto a cada fila(cada columna es una tratamientos) y luego se obtiene el valor del rangueo sumando cada columna.</text:span></text:p>
      <text:p text:style-name="P5"/>
      <text:p text:style-name="P6">Análisis de varianza sobre las probabilidades de elección respecto a estados previos.</text:p>
      <text:p text:style-name="P7">Se utilizará el test G para analizar la varianza de cada probabilidad respecto a una población con distribución uniforme.</text:p>
      <text:p text:style-name="P8">Como existen valores iguales a cero se propone utilizar el test de Chi square. Esta test permite analizar las varianza de un población respecto a una población esperada. A medica que la población discrepa de la esperada la medición cuadr<text:span text:style-name="T4">á</text:span>tica comienza a separarse de Cero y aumenta su valor positivamente. </text:p>
      <text:p text:style-name="P9">Importante, la frecuencia esperada debe ser mayor a 5.</text:p>
      <text:p text:style-name="P9"/>
      <text:p text:style-name="P10">Independencia o medida<text:span text:style-name="T5">s</text:span> repetidas: se utiliza para testear independencia entre sucesos <text:span text:style-name="T5">respecto a un tratamiento determinado</text:span>, como <text:span text:style-name="T5">en el caso</text:span> donde se realiza el m<text:span text:style-name="T5">i</text:span>smo experimento <text:span text:style-name="T5">en</text:span> <text:span text:style-name="T5">dos condiciones</text:span> diferentes <text:span text:style-name="T5">aplicando un tratamiento entre ambos que incrementa el comportamiento evaluado </text:span>y se quiere testear si existe dependencia entre las condiciones y <text:span text:style-name="T5">el tratamientos</text:span>. <text:span text:style-name="T6">Primero hay que testear que no exista tre las diferentes condiciones no existe dependencia</text:span></text:p>
      <text:p text:style-name="P11">La desviación estandar del cambio <text:s/>de comportameinto califica dependiencia entre <text:s/></text:p>
      <text:p text:style-name="P11">si las mediciones son independientes: </text:p>
      <text:p text:style-name="P12"><text:tab/>- los individuos que mostraron un comportamiento en el primer experimento deberían mostrarlo en el segundo. <text:span text:style-name="T7">Si esto pasa la diferencia entre las medias será cercana a cero y la varianza también y por lo tanto una diferencia en media o variaza al aplicar el tratamiento</text:span></text:p>
      <text:p text:style-name="P12"/>
      <text:p text:style-name="P28">Si los individuos actuan al azar la variaza será grande, entonces la aplicación del tratamento debería reducir la variaza</text:p>
      <text:p text:style-name="P13"/>
      <text:p text:style-name="P13"/>
      <text:p text:style-name="P16">chi_2_coop = <text:s text:c="3"/>14.749 <text:s text:c="2"/>548.726 <text:s text:c="6"/>NaN <text:s text:c="3"/>40.829 </text:p>
      <text:p text:style-name="P16"/>
      <text:p text:style-name="P16">chi_2_nocoop = <text:s text:c="2"/>10.024 <text:s text:c="2"/>24.737 <text:s text:c="2"/>18.706 <text:s text:c="2"/>15.574 </text:p>
      <text:p text:style-name="P16"/>
      <text:p text:style-name="P16">pasanCoop = <text:s text:c="2"/>1 <text:s text:c="2"/>1 <text:s text:c="2"/>0 <text:s text:c="2"/>1 </text:p>
      <text:p text:style-name="P16"/>
      <text:p text:style-name="P16">pasanNocoop = <text:s text:c="2"/>0 <text:s text:c="2"/>1 <text:s text:c="2"/>1 <text:s text:c="2"/>1 </text:p>
      <text:p text:style-name="P14"/>
      <text:p text:style-name="P29"><text:s text:c="2"/>% Da casi todo significativo, indicando que las probabilidades de eleción no </text:p>
      <text:p text:style-name="P29">provienen de problaciones aleatorias.</text:p>
      <text:p text:style-name="P15"/>
      <text:p text:style-name="P22"><text:soft-page-break/>Kluskal-Wallis ANOVA</text:p>
      <text:p text:style-name="P22">El an<text:span text:style-name="T10">á</text:span>lisis de varianza de Kluskal-Wallis es la generalizaci<text:span text:style-name="T10">ó</text:span>n directa del test de suma<text:span text:style-name="T10">s</text:span> ranqueadas en el caso que exi<text:span text:style-name="T10">s</text:span>ten tres o mas grupos independientes. se utiliza <text:span text:style-name="T10">para determinar si las observaciones provienen de la misma distribución.</text:span></text:p>
      <text:p text:style-name="P24">El ranqueo se realiza sobre todo el conjunto completo sin importar clases.</text:p>
      <text:p text:style-name="P25">Se analizará la tasa de cooperación entre sujeto tomando al juego iPD como una factor simple del test.</text:p>
      <text:p text:style-name="P25"/>
      <text:p text:style-name="P30">Dunn's test</text:p>
      <text:p text:style-name="P33">Se realizan comparaciones de a pares para contratar si dos samples provienen de un misma distribuciones.</text:p>
      <text:p text:style-name="P31">Es un método de sumas por rangos que se utiliza para comparar Si 2 o mas set de observaciones(samples) provienen de la misma distribución poblacional.</text:p>
      <text:p text:style-name="P26"><text:tab/><text:span text:style-name="T11">Procedimiento I</text:span></text:p>
      <text:p text:style-name="P31">Se <text:span text:style-name="T12">combinan</text:span> los k samples y se los ranquea del mas chico al mas grande. Cuando existen lazos se asignan los promedios de los rangos atados(10 13 13 15 equiv. <text:span text:style-name="T13">1 1,5 1,5 3</text:span>). <text:span text:style-name="T13">Se reordenan los samples y la sumatoria de rangos sobre el ith sample se denomina Ti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////////////////////////////////////////////////////////////////////////////////</text:p>
      <text:p text:style-name="P39">procentaje= 65% <text:s text:c="12"/><text:span text:style-name="T15">3A,7A,8A,9A,10A,</text:span>3B,<text:span text:style-name="T15">4B</text:span></text:p>
      <text:p text:style-name="P36"><text:bookmark text:name="rstudio_console_output"/>dunn.test::dunn.test(x=list(x1,x2,x3,x4,x5,x6,x7))</text:p>
      <text:p text:style-name="P44"><text:s text:c="2"/><text:span text:style-name="T14">Kruskal-Wallis rank sum test</text:span></text:p>
      <text:p text:style-name="P44"/>
      <text:p text:style-name="P45">data: x and group</text:p>
      <text:p text:style-name="P45">Kruskal-Wallis chi-squared = 51.1631, df = 6, p-value = 0</text:p>
      <text:p text:style-name="P44"/>
      <text:p text:style-name="P44"/>
      <text:p text:style-name="P44"><text:s text:c="27"/><text:span text:style-name="T14">Comparison of x by group <text:s text:c="27"/></text:span></text:p>
      <text:p text:style-name="P44"><text:s text:c="32"/><text:span text:style-name="T14">(No adjustment) <text:s text:c="31"/></text:span></text:p>
      <text:p text:style-name="P45">Col Mean-|</text:p>
      <text:p text:style-name="P45">Row Mean | <text:s text:c="9"/>1 <text:s text:c="9"/>2 <text:s text:c="9"/>3 <text:s text:c="9"/>4 <text:s text:c="9"/>5 <text:s text:c="9"/>6</text:p>
      <text:p text:style-name="P45">---------+------------------------------------------------------------------</text:p>
      <text:p text:style-name="P44"><text:s text:c="7"/><text:span text:style-name="T14">2 | <text:s text:c="2"/></text:span><text:span text:style-name="T17">2.578367</text:span></text:p>
      <text:p text:style-name="P44"><text:s text:c="9"/><text:span text:style-name="T14">| <text:s text:c="4"/>0.0050</text:span></text:p>
      <text:p text:style-name="P44"><text:s text:c="9"/><text:span text:style-name="T14">|</text:span></text:p>
      <text:p text:style-name="P44"><text:s text:c="7"/><text:span text:style-name="T14">3 | <text:s text:c="2"/>4.531847 <text:s text:c="2"/></text:span><text:span text:style-name="T17">1.953479</text:span></text:p>
      <text:p text:style-name="P44"><text:s text:c="9"/><text:span text:style-name="T14">| <text:s text:c="4"/>0.0000 <text:s text:c="4"/>0.0254</text:span></text:p>
      <text:p text:style-name="P44"><text:s text:c="9"/><text:span text:style-name="T14">|</text:span></text:p>
      <text:p text:style-name="P44"><text:s text:c="7"/><text:span text:style-name="T14">4 | <text:s text:c="2"/>3.214515 <text:s text:c="2"/></text:span><text:span text:style-name="T17">0.636147</text:span><text:span text:style-name="T14"> <text:s/>-</text:span><text:span text:style-name="T17">1.317331</text:span></text:p>
      <text:p text:style-name="P44"><text:s text:c="9"/><text:span text:style-name="T14">| <text:s text:c="4"/>0.0007 <text:s text:c="4"/>0.2623 <text:s text:c="4"/>0.0939</text:span></text:p>
      <text:p text:style-name="P44"><text:s text:c="9"/><text:span text:style-name="T14">|</text:span></text:p>
      <text:p text:style-name="P44"><text:s text:c="7"/><text:span text:style-name="T14">5 | <text:s/>-</text:span><text:span text:style-name="T17">0.033777</text:span><text:span text:style-name="T14"> <text:s/>-</text:span><text:span text:style-name="T17">2.612145</text:span><text:span text:style-name="T14"> <text:s/>-4.565624 <text:s/>-3.248292</text:span></text:p>
      <text:p text:style-name="P44"><text:s text:c="9"/><text:span text:style-name="T14">| <text:s text:c="4"/>0.4865 <text:s text:c="4"/>0.0045 <text:s text:c="4"/>0.0000 <text:s text:c="4"/>0.0006</text:span></text:p>
      <text:p text:style-name="P44"><text:s text:c="9"/><text:span text:style-name="T14">|</text:span></text:p>
      <text:p text:style-name="P44"><text:s text:c="7"/><text:span text:style-name="T14">6 | <text:s text:c="2"/>5.004735 <text:s text:c="2"/></text:span><text:span text:style-name="T17">2.426367</text:span><text:span text:style-name="T14"> <text:s text:c="2"/>0.472888 <text:s text:c="2"/></text:span><text:span text:style-name="T17">1.790220</text:span><text:span text:style-name="T14"> <text:s text:c="2"/>5.038513</text:span></text:p>
      <text:p text:style-name="P44"><text:s text:c="9"/><text:span text:style-name="T14">| <text:s text:c="4"/>0.0000 <text:s text:c="4"/>0.0076 <text:s text:c="4"/>0.3181 <text:s text:c="4"/>0.0367 <text:s text:c="4"/>0.0000</text:span></text:p>
      <text:p text:style-name="P44"><text:s text:c="9"/><text:span text:style-name="T14">|</text:span></text:p>
      <text:p text:style-name="P44"><text:s text:c="7"/><text:span text:style-name="T14">7 | <text:s text:c="2"/></text:span><text:span text:style-name="T17">1.018961</text:span><text:span text:style-name="T14"> <text:s/>-</text:span><text:span text:style-name="T17">1.559405</text:span><text:span text:style-name="T14"> <text:s/>-3.512885 <text:s/>-</text:span><text:span text:style-name="T17">2.195553</text:span><text:span text:style-name="T14"> <text:s text:c="2"/></text:span><text:span text:style-name="T17">1.052739</text:span><text:span text:style-name="T14"> <text:s/>-3.985773</text:span></text:p>
      <text:p text:style-name="P44"><text:s text:c="9"/><text:span text:style-name="T14">| <text:s text:c="4"/>0.1541 <text:s text:c="4"/>0.0595 <text:s text:c="4"/>0.0002 <text:s text:c="4"/>0.0141 <text:s text:c="4"/>0.1462 <text:s text:c="4"/>0.0000</text:span></text:p>
      <text:p text:style-name="P26"/>
      <text:p text:style-name="P26"/>
      <text:p text:style-name="P42"><text:span text:style-name="T16">Area bajo la curva= 1-0,05/(2*7)= 0.99643 =&gt; Z=2,6</text:span> <text:s/></text:p>
      <text:p text:style-name="P41">-<text:span text:style-name="T16">2,69 &lt;</text:span> <text:span text:style-name="T16">Z &lt; 2,69</text:span></text:p>
      <text:p text:style-name="P42"/>
      <text:p text:style-name="P42">-----------------------------------------------------------------------------</text:p>
      <text:p text:style-name="P39">procentaje= 65% <text:s text:c="18"/><text:span text:style-name="T15">3A,7A,8A,9A,10A,</text:span>3B,<text:span text:style-name="T15">4B</text:span></text:p>
      <text:p text:style-name="P38"><text:bookmark text:name="rstudio_console_output4"/>vec65=dunn.test::dunn.test(x=list(x1,x2,x3,x4,x5,x6,x7),method="bonferroni",alpha=0.01)</text:p>
      <text:p text:style-name="P48"><text:soft-page-break/><text:s text:c="2"/><text:span text:style-name="T14">Kruskal-Wallis rank sum test</text:span></text:p>
      <text:p text:style-name="P48"/>
      <text:p text:style-name="P46">data: x and group</text:p>
      <text:p text:style-name="P46">Kruskal-Wallis chi-squared = 51.1631, df = 6, p-value = 0</text:p>
      <text:p text:style-name="P48"/>
      <text:p text:style-name="P48"/>
      <text:p text:style-name="P48"><text:s text:c="27"/><text:span text:style-name="T14">Comparison of x by group <text:s text:c="27"/></text:span></text:p>
      <text:p text:style-name="P48"><text:s text:c="33"/><text:span text:style-name="T14">(Bonferroni) <text:s text:c="33"/></text:span></text:p>
      <text:p text:style-name="P46">Col Mean-|</text:p>
      <text:p text:style-name="P46">Row Mean | <text:s text:c="9"/>1 <text:s text:c="9"/>2 <text:s text:c="9"/>3 <text:s text:c="9"/>4 <text:s text:c="9"/>5 <text:s text:c="9"/>6</text:p>
      <text:p text:style-name="P46">---------+------------------------------------------------------------------</text:p>
      <text:p text:style-name="P48"><text:s text:c="7"/><text:span text:style-name="T14">2 | <text:s text:c="2"/></text:span><text:span text:style-name="T18">2.578367</text:span></text:p>
      <text:p text:style-name="P48"><text:s text:c="9"/><text:span text:style-name="T14">| <text:s text:c="4"/>0.1042</text:span></text:p>
      <text:p text:style-name="P48"><text:s text:c="9"/><text:span text:style-name="T14">|</text:span></text:p>
      <text:p text:style-name="P48"><text:s text:c="7"/><text:span text:style-name="T14">3 | <text:s text:c="2"/>4.531847 <text:s text:c="2"/></text:span><text:span text:style-name="T18">1.953479</text:span></text:p>
      <text:p text:style-name="P48"><text:s text:c="9"/><text:span text:style-name="T14">| <text:s text:c="4"/>0.0001 <text:s text:c="4"/>0.5330</text:span></text:p>
      <text:p text:style-name="P48"><text:s text:c="9"/><text:span text:style-name="T14">|</text:span></text:p>
      <text:p text:style-name="P48"><text:s text:c="7"/><text:span text:style-name="T14">4 | <text:s text:c="2"/>3.214515 <text:s text:c="2"/></text:span><text:span text:style-name="T18">0.636147</text:span><text:span text:style-name="T14"> <text:s/>-</text:span><text:span text:style-name="T18">1.317331</text:span></text:p>
      <text:p text:style-name="P48"><text:s text:c="9"/><text:span text:style-name="T14">| <text:s text:c="4"/>0.0137 <text:s text:c="4"/>1.0000 <text:s text:c="4"/>1.0000</text:span></text:p>
      <text:p text:style-name="P48"><text:s text:c="9"/><text:span text:style-name="T14">|</text:span></text:p>
      <text:p text:style-name="P48"><text:s text:c="7"/><text:span text:style-name="T14">5 | <text:s/>-</text:span><text:span text:style-name="T18">0.033777</text:span><text:span text:style-name="T14"> <text:s/>-</text:span><text:span text:style-name="T18">2.612145</text:span><text:span text:style-name="T14"> <text:s/>-4.565624 <text:s/>-3.248292</text:span></text:p>
      <text:p text:style-name="P48"><text:s text:c="9"/><text:span text:style-name="T14">| <text:s text:c="4"/>1.0000 <text:s text:c="4"/>0.0945 <text:s text:c="4"/>0.0001 <text:s text:c="4"/>0.0122</text:span></text:p>
      <text:p text:style-name="P48"><text:s text:c="9"/><text:span text:style-name="T14">|</text:span></text:p>
      <text:p text:style-name="P48"><text:s text:c="7"/><text:span text:style-name="T14">6 | <text:s text:c="2"/>5.004735 <text:s text:c="2"/></text:span><text:span text:style-name="T18">2.426367</text:span><text:span text:style-name="T14"> <text:s text:c="2"/></text:span><text:span text:style-name="T18">0.472888</text:span><text:span text:style-name="T14"> <text:s text:c="2"/></text:span><text:span text:style-name="T18">1.79022</text:span><text:span text:style-name="T14">0 <text:s text:c="2"/>5.038513</text:span></text:p>
      <text:p text:style-name="P48"><text:s text:c="9"/><text:span text:style-name="T14">| <text:s text:c="4"/>0.0000 <text:s text:c="4"/>0.1601 <text:s text:c="4"/>1.0000 <text:s text:c="4"/>0.7709 <text:s text:c="4"/>0.0000</text:span></text:p>
      <text:p text:style-name="P48"><text:s text:c="9"/><text:span text:style-name="T14">|</text:span></text:p>
      <text:p text:style-name="P48"><text:s text:c="7"/><text:span text:style-name="T14">7 | <text:s text:c="2"/></text:span><text:span text:style-name="T18">1.018961</text:span><text:span text:style-name="T14"> <text:s/>-</text:span><text:span text:style-name="T18">1.559405 </text:span><text:span text:style-name="T14"><text:s/>-3.512885 <text:s/>-</text:span><text:span text:style-name="T18">2.195553</text:span><text:span text:style-name="T14"> <text:s text:c="2"/></text:span><text:span text:style-name="T18">1.052739</text:span><text:span text:style-name="T14"> <text:s/>-3.985773</text:span></text:p>
      <text:p text:style-name="P47"><text:s text:c="9"/><text:span text:style-name="T14">| <text:s text:c="4"/>1.0000 <text:s text:c="4"/>1.0000 <text:s text:c="4"/>0.0047 <text:s text:c="4"/>0.2953 <text:s text:c="4"/>1.0000 <text:s text:c="4"/>0.0007</text:span></text:p>
      <text:p text:style-name="P26"/>
      <text:p text:style-name="P26"/>
      <text:p text:style-name="P35"><text:span text:style-name="T11">////////////////////////////////////////////////////////////////////////////////</text:span> </text:p>
      <text:p text:style-name="P37"><text:span text:style-name="T16">procentaje= 65%</text:span> <text:s text:c="12"/><text:span text:style-name="T15">3A,7A,8A,9A,10A,4B</text:span></text:p>
      <text:p text:style-name="P37"><text:bookmark text:name="rstudio_console_output1"/>dunn.test::dunn.test(x=list(x1,x2,x3,x4,x5,x7))</text:p>
      <text:p text:style-name="P44"><text:s text:c="2"/><text:span text:style-name="T14">Kruskal-Wallis rank sum test</text:span></text:p>
      <text:p text:style-name="P44"/>
      <text:p text:style-name="P45">data: x and group</text:p>
      <text:p text:style-name="P45">Kruskal-Wallis chi-squared = 41.3491, df = 5, p-value = 0</text:p>
      <text:p text:style-name="P44"/>
      <text:p text:style-name="P44"/>
      <text:p text:style-name="P44"><text:s text:c="27"/><text:span text:style-name="T14">Comparison of x by group <text:s text:c="27"/></text:span></text:p>
      <text:p text:style-name="P44"><text:s text:c="32"/><text:span text:style-name="T14">(No adjustment) <text:s text:c="31"/></text:span></text:p>
      <text:p text:style-name="P45">Col Mean-|</text:p>
      <text:p text:style-name="P45">Row Mean | <text:s text:c="9"/>1 <text:s text:c="9"/>2 <text:s text:c="9"/>3 <text:s text:c="9"/>4 <text:s text:c="9"/>5</text:p>
      <text:p text:style-name="P45">---------+-------------------------------------------------------</text:p>
      <text:p text:style-name="P44"><text:s text:c="7"/><text:span text:style-name="T14">2 | <text:s text:c="2"/>2.881613</text:span></text:p>
      <text:p text:style-name="P44"><text:s text:c="9"/><text:span text:style-name="T14">| <text:s text:c="4"/>0.0020</text:span></text:p>
      <text:p text:style-name="P44"><text:s text:c="9"/><text:span text:style-name="T14">|</text:span></text:p>
      <text:p text:style-name="P44"><text:s text:c="7"/><text:span text:style-name="T14">3 | <text:s text:c="2"/>4.918042 <text:s text:c="2"/></text:span><text:span text:style-name="T17">2.036428</text:span></text:p>
      <text:p text:style-name="P44"><text:s text:c="9"/><text:span text:style-name="T14">| <text:s text:c="4"/>0.0000 <text:s text:c="4"/>0.0209</text:span></text:p>
      <text:p text:style-name="P44"><text:s text:c="9"/><text:span text:style-name="T14">|</text:span></text:p>
      <text:p text:style-name="P44"><text:s text:c="7"/><text:span text:style-name="T14">4 | <text:s text:c="2"/>3.607007 <text:s text:c="2"/></text:span><text:span text:style-name="T18">0.725394</text:span><text:span text:style-name="T14"> <text:s/>-</text:span><text:span text:style-name="T18">1.311034</text:span></text:p>
      <text:p text:style-name="P44"><text:s text:c="9"/><text:span text:style-name="T14">| <text:s text:c="4"/>0.0002 <text:s text:c="4"/>0.2341 <text:s text:c="4"/>0.0949</text:span></text:p>
      <text:p text:style-name="P44"><text:s text:c="9"/><text:span text:style-name="T14">|</text:span></text:p>
      <text:p text:style-name="P44"><text:s text:c="7"/><text:span text:style-name="T14">5 | <text:s/>-</text:span><text:span text:style-name="T18">0.039929</text:span><text:span text:style-name="T14"> <text:s/>-2.921543 <text:s/>-4.957972 <text:s/>-3.646937</text:span></text:p>
      <text:p text:style-name="P44"><text:s text:c="9"/><text:span text:style-name="T14">| <text:s text:c="4"/>0.4841 <text:s text:c="4"/>0.0017 <text:s text:c="4"/>0.0000 <text:s text:c="4"/>0.0001</text:span></text:p>
      <text:p text:style-name="P44"><text:s text:c="9"/><text:span text:style-name="T14">|</text:span></text:p>
      <text:p text:style-name="P44"><text:s text:c="7"/><text:span text:style-name="T14">6 | <text:s text:c="2"/></text:span><text:span text:style-name="T18">1.171279</text:span><text:span text:style-name="T14"> <text:s/>-</text:span><text:span text:style-name="T18">1.710334</text:span><text:span text:style-name="T14"> <text:s/>-3.746762 <text:s/>-</text:span><text:span text:style-name="T18">2.435728</text:span><text:span text:style-name="T14"> <text:s text:c="2"/></text:span><text:span text:style-name="T18">1.211209</text:span></text:p>
      <text:p text:style-name="P44"><text:s text:c="9"/><text:span text:style-name="T14">| <text:s text:c="4"/>0.1207 <text:s text:c="4"/>0.0436 <text:s text:c="4"/>0.0001 <text:s text:c="4"/>0.0074 <text:s text:c="4"/>0.1129</text:span></text:p>
      <text:p text:style-name="P15"/>
      <text:p text:style-name="P41"><text:span text:style-name="T16">Area bajo la curva= 1-0,05/(2*6)= 0,9958 =&gt; Z=2,6</text:span> <text:s/></text:p>
      <text:p text:style-name="P41">-<text:span text:style-name="T16">2,6 &lt;</text:span> <text:span text:style-name="T16">Z &lt; 2,6</text:span></text:p>
      <text:p text:style-name="P15"/>
      <text:p text:style-name="P37"><text:bookmark text:name="rstudio_console_output2"/>vec75=dunn.test::dunn.test(x=list(x1,x2,x3,x4,x5,x7),method="bonferroni",alpha=0.1)</text:p>
      <text:p text:style-name="P44"><text:s text:c="2"/><text:span text:style-name="T14">Kruskal-Wallis rank sum test</text:span></text:p>
      <text:p text:style-name="P44"><text:soft-page-break/></text:p>
      <text:p text:style-name="P45">data: x and group</text:p>
      <text:p text:style-name="P45">Kruskal-Wallis chi-squared = 41.3491, df = 5, p-value = 0</text:p>
      <text:p text:style-name="P44"/>
      <text:p text:style-name="P44"/>
      <text:p text:style-name="P44"><text:s text:c="27"/><text:span text:style-name="T14">Comparison of x by group <text:s text:c="27"/></text:span></text:p>
      <text:p text:style-name="P44"><text:s text:c="33"/><text:span text:style-name="T14">(Bonferroni) <text:s text:c="33"/></text:span></text:p>
      <text:p text:style-name="P45">Col Mean-|</text:p>
      <text:p text:style-name="P45">Row Mean | <text:s text:c="9"/>1 <text:s text:c="9"/>2 <text:s text:c="9"/>3 <text:s text:c="9"/>4 <text:s text:c="9"/>5</text:p>
      <text:p text:style-name="P45">---------+-------------------------------------------------------</text:p>
      <text:p text:style-name="P44"><text:s text:c="7"/><text:span text:style-name="T14">2 | <text:s text:c="2"/>2.881613</text:span></text:p>
      <text:p text:style-name="P44"><text:s text:c="9"/><text:span text:style-name="T14">| <text:s text:c="4"/>0.0297</text:span></text:p>
      <text:p text:style-name="P44"><text:s text:c="9"/><text:span text:style-name="T14">|</text:span></text:p>
      <text:p text:style-name="P44"><text:s text:c="7"/><text:span text:style-name="T14">3 | <text:s text:c="2"/>4.918042 <text:s text:c="2"/>2.036428</text:span></text:p>
      <text:p text:style-name="P44"><text:s text:c="9"/><text:span text:style-name="T14">| <text:s text:c="4"/>0.0000 <text:s text:c="4"/>0.3128</text:span></text:p>
      <text:p text:style-name="P44"><text:s text:c="9"/><text:span text:style-name="T14">|</text:span></text:p>
      <text:p text:style-name="P44"><text:s text:c="7"/><text:span text:style-name="T14">4 | <text:s text:c="2"/>3.607007 <text:s text:c="2"/>0.725394 <text:s/>-1.311034</text:span></text:p>
      <text:p text:style-name="P44"><text:s text:c="9"/><text:span text:style-name="T14">| <text:s text:c="4"/>0.0023 <text:s text:c="4"/>1.0000 <text:s text:c="4"/>1.0000</text:span></text:p>
      <text:p text:style-name="P44"><text:s text:c="9"/><text:span text:style-name="T14">|</text:span></text:p>
      <text:p text:style-name="P44"><text:s text:c="7"/><text:span text:style-name="T14">5 | <text:s/>-0.039929 <text:s/>-2.921543 <text:s/>-4.957972 <text:s/>-3.646937</text:span></text:p>
      <text:p text:style-name="P44"><text:s text:c="9"/><text:span text:style-name="T14">| <text:s text:c="4"/>1.0000 <text:s text:c="4"/>0.0261 <text:s text:c="4"/>0.0000 <text:s text:c="4"/>0.0020</text:span></text:p>
      <text:p text:style-name="P44"><text:s text:c="9"/><text:span text:style-name="T14">|</text:span></text:p>
      <text:p text:style-name="P44"><text:s text:c="7"/><text:span text:style-name="T14">6 | <text:s text:c="2"/>1.171279 <text:s/>-1.710334 <text:s/>-3.746762 <text:s/>-2.435728 <text:s text:c="2"/>1.211209</text:span></text:p>
      <text:p text:style-name="P44"><text:s text:c="9"/><text:span text:style-name="T14">| <text:s text:c="4"/>1.0000 <text:s text:c="4"/>0.6540 <text:s text:c="4"/>0.0013 <text:s text:c="4"/>0.1115 <text:s text:c="4"/>1.0000</text:span></text:p>
      <text:p text:style-name="P15"/>
      <text:p text:style-name="P15"/>
      <text:p text:style-name="P43"/>
      <text:p text:style-name="P15"/>
      <text:p text:style-name="P27">RESULTADOS</text:p>
      <text:p text:style-name="P17"/>
      <text:p text:style-name="P18">Criterio: Elección de palanca Cooperar 65% </text:p>
      <text:p text:style-name="P18"/>
      <text:p text:style-name="P18"/>
      <text:p text:style-name="P18"/>
      <text:p text:style-name="P19">programas correctos</text:p>
      <text:p text:style-name="P19"/>
      <text:p text:style-name="P19">graficos_iPD_1_2_9s_13s_matrizDeMarkov</text:p>
      <text:p text:style-name="P19"/>
      <text:p text:style-name="P19"><text:tab/>probEleccionXestadoPrimeroUltimo</text:p>
      <text:p text:style-name="P19"/>
      <text:p text:style-name="P19"/>
      <text:p text:style-name="P19"/>
      <text:p text:style-name="P20">Reversion</text:p>
      <text:p text:style-name="P20"/>
      <text:p text:style-name="P20">graficos_iPD_1_2_9s_13s_Reversion_unoxuno_sinMarkov</text:p>
      <text:p text:style-name="P20"/>
      <text:p text:style-name="P20">graficos_iPD_1_2_9s_13s_Reversion_todos</text:p>
      <text:p text:style-name="P20"/>
      <text:p text:style-name="P20"/>
      <text:p text:style-name="P20"/>
      <text:p text:style-name="P20"/>
      <text:p text:style-name="P21">Introducción</text:p>
      <text:p text:style-name="P21"/>
      <text:p text:style-name="P21">XXXXXXXXX</text:p>
      <text:p text:style-name="P21"/>
      <text:p text:style-name="P21">Resultados</text:p>
      <text:p text:style-name="P21"/>
      <text:p text:style-name="P21">Cooperaci<text:span text:style-name="T9">ó</text:span>n poblacional</text:p>
      <text:p text:style-name="P21"/>
      <text:p text:style-name="P21">Los individuos se clasificaron como cooperadores o no cooperadores a través de la frecuencia de elección de la palanca que representa cooperación. <text:span text:style-name="T8">Se utilizaron dos niveles de frecuencia como c</text:span>riterio <text:span text:style-name="T8">de clasificación, 65% y 75%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20:47:11.310216838</dc:date>
    <dc:creator>iibm </dc:creator>
    <meta:generator>LibreOffice/4.2.8.2$Linux_X86_64 LibreOffice_project/420m0$Build-2</meta:generator>
    <meta:editing-duration>P0D</meta:editing-duration>
    <meta:editing-cycles>5</meta:editing-cycles>
    <meta:document-statistic meta:table-count="0" meta:image-count="0" meta:object-count="0" meta:page-count="5" meta:paragraph-count="153" meta:word-count="1099" meta:character-count="9164" meta:non-whitespace-character-count="6520"/>
  </office:meta>
</office:document-meta>
</file>